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Black" svg:font-family="'Arial Black'" style:font-adornments="Norm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notes">
      <style:graphic-properties draw:fill-color="#ffffff" fo:min-height="12.572cm"/>
      <style:paragraph-properties style:writing-mode="lr-tb"/>
    </style:style>
    <style:style style:name="pr3" style:family="presentation" style:parent-style-name="Predeterminado-title">
      <style:graphic-properties fo:min-height="15.75cm"/>
      <style:paragraph-properties style:writing-mode="lr-tb"/>
    </style:style>
    <style:style style:name="P1" style:family="paragraph">
      <style:text-properties style:font-name="Arial Black" fo:font-size="72pt" style:font-size-asian="72pt" style:font-size-complex="72pt"/>
    </style:style>
    <style:style style:name="P2" style:family="paragraph">
      <loext:graphic-properties draw:fill-color="#ffffff"/>
    </style:style>
    <style:style style:name="P3" style:family="paragraph">
      <style:text-properties style:font-name="Calibri" fo:font-size="60pt" style:font-size-asian="60pt" style:font-size-complex="60pt"/>
    </style:style>
    <style:style style:name="T1" style:family="text">
      <style:text-properties style:font-name="Arial Black" fo:font-size="72pt" style:font-size-asian="72pt" style:font-size-complex="72pt"/>
    </style:style>
    <style:style style:name="T2" style:family="text">
      <style:text-properties style:font-name="Calibri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8cm" svg:height="3.582cm" svg:x="0cm" svg:y="4.395cm" presentation:class="title" presentation:user-transformed="true">
          <draw:text-box>
            <text:p text:style-name="P1"><text:span text:style-name="T1">Rey de rey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Rey de reyes, te adoramos</text:span><text:span text:style-name="T2"><text:line-break/></text:span><text:span text:style-name="T2">Tu grandeza proclamamos</text:span><text:span text:style-name="T2"><text:line-break/></text:span><text:span text:style-name="T2">Rey de reyes, soberano</text:span><text:span text:style-name="T2"><text:line-break/></text:span><text:span text:style-name="T2">Tu victoria celebramos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Eres Jesús, el que dio vida</text:span><text:span text:style-name="T2"><text:line-break/></text:span><text:span text:style-name="T2">A nuestro corazón</text:span><text:span text:style-name="T2"><text:line-break/></text:span><text:span text:style-name="T2">Eres Jesús digno de recibir</text:span><text:span text:style-name="T2"><text:line-break/></text:span><text:span text:style-name="T2">Toda adoración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Rey de reyes te exaltamos</text:span><text:span text:style-name="T2"><text:line-break/></text:span><text:span text:style-name="T2">Poderoso en majestad</text:span><text:span text:style-name="T2"><text:line-break/></text:span><text:span text:style-name="T2">Eres el camino y la verdad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No, nadie jamás se podrá igualar</text:span><text:span text:style-name="T2"><text:line-break/></text:span><text:span text:style-name="T2">A tu poderío y tu majestad</text:span><text:span text:style-name="T2"><text:line-break/></text:span><text:span text:style-name="T2">Eres principio y eres final</text:span><text:span text:style-name="T2"><text:line-break/></text:span><text:span text:style-name="T2">Y para siempre tú reinas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Black" svg:font-family="'Arial Black'" style:font-adornments="Norm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21T20:45:14.673000000</meta:creation-date>
    <dc:date>2023-01-21T20:51:54.124000000</dc:date>
    <meta:editing-duration>PT6M40S</meta:editing-duration>
    <meta:editing-cycles>1</meta:editing-cycles>
    <meta:document-statistic meta:object-count="36"/>
    <meta:generator>LibreOffice/7.4.4.2$Windows_X86_64 LibreOffice_project/85569322deea74ec9134968a29af2df5663baa21</meta:generator>
  </office:meta>
</office:document-meta>
</file>